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4" manifest:media-type="application/vnd.oasis.opendocument.formula"/>
  <manifest:file-entry manifest:full-path="Pictures/10000000000002BB000000C059B9B833.jpg" manifest:media-type="image/jpeg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Replacements/Object 18" manifest:media-type=""/>
  <manifest:file-entry manifest:full-path="ObjectReplacements/Object 17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"/>
  <manifest:file-entry manifest:full-path="ObjectReplacements/Object 3" manifest:media-type="application/x-openoffice-gdimetafile;windows_formatname=&quot;GDIMetaFile&quot;"/>
  <manifest:file-entry manifest:full-path="ObjectReplacements/Object 25" manifest:media-type=""/>
  <manifest:file-entry manifest:full-path="ObjectReplacements/Object 2" manifest:media-type="application/x-openoffice-gdimetafile;windows_formatname=&quot;GDIMetaFile&quot;"/>
  <manifest:file-entry manifest:full-path="ObjectReplacements/Object 24" manifest:media-type="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833cm" fo:margin-left="0.176cm" fo:margin-top="0cm" fo:margin-bottom="0cm" table:align="left" style:writing-mode="page"/>
    </style:style>
    <style:style style:name="Таблица2.A" style:family="table-column">
      <style:table-column-properties style:column-width="1.214cm"/>
    </style:style>
    <style:style style:name="Таблица2.B" style:family="table-column">
      <style:table-column-properties style:column-width="6.558cm"/>
    </style:style>
    <style:style style:name="Таблица2.C" style:family="table-column">
      <style:table-column-properties style:column-width="2.895cm"/>
    </style:style>
    <style:style style:name="Таблица2.D" style:family="table-column">
      <style:table-column-properties style:column-width="3.582cm"/>
    </style:style>
    <style:style style:name="Таблица2.E" style:family="table-column">
      <style:table-column-properties style:column-width="3.584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4" style:family="table">
      <style:table-properties style:width="18cm" style:rel-width="100%" fo:margin-top="0cm" fo:margin-bottom="0cm" table:align="center" style:writing-mode="page"/>
    </style:style>
    <style:style style:name="Таблица4.A" style:family="table-column">
      <style:table-column-properties style:column-width="1.251cm" style:rel-column-width="4555*"/>
    </style:style>
    <style:style style:name="Таблица4.B" style:family="table-column">
      <style:table-column-properties style:column-width="5.583cm" style:rel-column-width="20327*"/>
    </style:style>
    <style:style style:name="Таблица4.D" style:family="table-column">
      <style:table-column-properties style:column-width="5.583cm" style:rel-column-width="20326*"/>
    </style:style>
    <style:style style:name="Таблица4.1" style:family="table-row">
      <style:table-row-properties style:min-row-height="0.508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B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" style:family="table">
      <style:table-properties style:width="18cm" style:rel-width="100%" fo:margin-top="0cm" fo:margin-bottom="0cm" table:align="center" fo:keep-with-next="always" style:writing-mode="page"/>
    </style:style>
    <style:style style:name="Таблица5.A" style:family="table-column">
      <style:table-column-properties style:column-width="5.401cm" style:rel-column-width="3062*"/>
    </style:style>
    <style:style style:name="Таблица5.B" style:family="table-column">
      <style:table-column-properties style:column-width="3.762cm" style:rel-column-width="2133*"/>
    </style:style>
    <style:style style:name="Таблица5.C" style:family="table-column">
      <style:table-column-properties style:column-width="3.51cm" style:rel-column-width="1990*"/>
    </style:style>
    <style:style style:name="Таблица5.D" style:family="table-column">
      <style:table-column-properties style:column-width="2.544cm" style:rel-column-width="1442*"/>
    </style:style>
    <style:style style:name="Таблица5.E" style:family="table-column">
      <style:table-column-properties style:column-width="2.783cm" style:rel-column-width="1578*"/>
    </style:style>
    <style:style style:name="Таблица5.1" style:family="table-row">
      <style:table-row-properties style:min-row-height="0.508cm" fo:keep-together="auto"/>
    </style:style>
    <style:style style:name="Таблица5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.E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5.E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.3" style:family="table-row">
      <style:table-row-properties style:min-row-height="0.529cm" fo:keep-together="auto"/>
    </style:style>
    <style:style style:name="Таблица5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11" style:family="table-row">
      <style:table-row-properties style:min-row-height="0.115cm" fo:keep-together="auto"/>
    </style:style>
    <style:style style:name="Таблица5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rsid="001e1abb" officeooo:paragraph-rsid="001e1abb"/>
    </style:style>
    <style:style style:name="P7" style:family="paragraph" style:parent-style-name="Standard">
      <style:text-properties officeooo:rsid="003c5d7c" officeooo:paragraph-rsid="003c5d7c"/>
    </style:style>
    <style:style style:name="P8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paragraph-rsid="001e9222"/>
    </style:style>
    <style:style style:name="P9" style:family="paragraph" style:parent-style-name="Standard">
      <style:paragraph-properties fo:text-align="center" style:justify-single-word="false"/>
      <style:text-properties officeooo:paragraph-rsid="001e9222"/>
    </style:style>
    <style:style style:name="P10" style:family="paragraph" style:parent-style-name="Standard">
      <style:text-properties fo:font-weight="bold" officeooo:paragraph-rsid="001f885d" style:font-weight-asian="bold" style:font-weight-complex="bold"/>
    </style:style>
    <style:style style:name="P11" style:family="paragraph" style:parent-style-name="Standard">
      <style:paragraph-properties fo:margin-top="0.212cm" fo:margin-bottom="0.212cm" style:contextual-spacing="false" fo:text-align="center" style:justify-single-word="false"/>
      <style:text-properties officeooo:paragraph-rsid="001f885d"/>
    </style:style>
    <style:style style:name="P12" style:family="paragraph" style:parent-style-name="Standard">
      <style:text-properties officeooo:paragraph-rsid="001f885d"/>
    </style:style>
    <style:style style:name="P13" style:family="paragraph" style:parent-style-name="Table">
      <style:paragraph-properties fo:keep-with-next="always"/>
    </style:style>
    <style:style style:name="P14" style:family="paragraph" style:parent-style-name="Standard">
      <style:paragraph-properties fo:line-height="100%" fo:text-align="center" style:justify-single-word="false"/>
      <style:text-properties officeooo:paragraph-rsid="002aff40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fo:font-style="italic" officeooo:paragraph-rsid="002aff40" style:font-style-asian="italic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fo:language="en" fo:country="US" officeooo:paragraph-rsid="002aff40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fo:language="en" fo:country="US" officeooo:rsid="00401a72" officeooo:paragraph-rsid="00401a72"/>
    </style:style>
    <style:style style:name="P18" style:family="paragraph" style:parent-style-name="Standard">
      <style:text-properties officeooo:paragraph-rsid="002aff40"/>
    </style:style>
    <style:style style:name="P19" style:family="paragraph" style:parent-style-name="Standard">
      <style:paragraph-properties fo:text-align="justify" style:justify-single-word="false"/>
      <style:text-properties officeooo:paragraph-rsid="002ad536"/>
    </style:style>
    <style:style style:name="P20" style:family="paragraph" style:parent-style-name="Standard">
      <style:paragraph-properties fo:text-align="center" style:justify-single-word="false"/>
      <style:text-properties officeooo:paragraph-rsid="002ad536"/>
    </style:style>
    <style:style style:name="P21" style:family="paragraph" style:parent-style-name="Standard">
      <style:paragraph-properties fo:text-align="start" style:justify-single-word="false"/>
      <style:text-properties officeooo:paragraph-rsid="002ad536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fo:language="en" fo:country="US" officeooo:rsid="00396877" officeooo:paragraph-rsid="00396877"/>
    </style:style>
    <style:style style:name="P23" style:family="paragraph" style:parent-style-name="Standard">
      <style:paragraph-properties fo:text-align="center" style:justify-single-word="false"/>
      <style:text-properties officeooo:paragraph-rsid="00396877"/>
    </style:style>
    <style:style style:name="P24" style:family="paragraph" style:parent-style-name="Standard">
      <style:text-properties officeooo:paragraph-rsid="00396877"/>
    </style:style>
    <style:style style:name="P25" style:family="paragraph" style:parent-style-name="Standard">
      <style:paragraph-properties fo:text-align="start" style:justify-single-word="false"/>
      <style:text-properties officeooo:paragraph-rsid="00396877"/>
    </style:style>
    <style:style style:name="P26" style:family="paragraph" style:parent-style-name="Standard">
      <style:paragraph-properties fo:text-align="justify" style:justify-single-word="false"/>
      <style:text-properties officeooo:paragraph-rsid="003c5d7c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fo:language="en" fo:country="US" officeooo:rsid="00396877" officeooo:paragraph-rsid="003d7324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fo:language="en" fo:country="US" officeooo:rsid="00396877" officeooo:paragraph-rsid="003d7324"/>
    </style:style>
    <style:style style:name="P29" style:family="paragraph" style:parent-style-name="Standard">
      <style:text-properties officeooo:paragraph-rsid="003d7324"/>
    </style:style>
    <style:style style:name="P30" style:family="paragraph" style:parent-style-name="Standard">
      <style:paragraph-properties fo:text-align="center" style:justify-single-word="false"/>
      <style:text-properties officeooo:paragraph-rsid="003d7324"/>
    </style:style>
    <style:style style:name="P31" style:family="paragraph" style:parent-style-name="Standard">
      <style:paragraph-properties fo:text-align="justify" style:justify-single-word="false"/>
      <style:text-properties officeooo:paragraph-rsid="00396877"/>
    </style:style>
    <style:style style:name="P32" style:family="paragraph" style:parent-style-name="Standard">
      <style:paragraph-properties fo:text-align="center" style:justify-single-word="false"/>
      <style:text-properties officeooo:paragraph-rsid="00235190"/>
    </style:style>
    <style:style style:name="P33" style:family="paragraph" style:parent-style-name="Standard">
      <style:paragraph-properties fo:text-align="justify" style:justify-single-word="false"/>
      <style:text-properties officeooo:paragraph-rsid="00235190"/>
    </style:style>
    <style:style style:name="P34" style:family="paragraph" style:parent-style-name="Standard">
      <style:paragraph-properties fo:text-align="justify" style:justify-single-word="false"/>
      <style:text-properties officeooo:paragraph-rsid="0026f8a3"/>
    </style:style>
    <style:style style:name="P35" style:family="paragraph" style:parent-style-name="Standard">
      <style:paragraph-properties fo:text-align="center" style:justify-single-word="false"/>
      <style:text-properties officeooo:paragraph-rsid="0026f8a3"/>
    </style:style>
    <style:style style:name="P36" style:family="paragraph" style:parent-style-name="Standard">
      <style:paragraph-properties fo:text-align="center" style:justify-single-word="false"/>
      <style:text-properties officeooo:paragraph-rsid="002cb9f9"/>
    </style:style>
    <style:style style:name="P37" style:family="paragraph" style:parent-style-name="Standard">
      <style:paragraph-properties fo:text-align="center" style:justify-single-word="false"/>
      <style:text-properties officeooo:rsid="00329317" officeooo:paragraph-rsid="00329317"/>
    </style:style>
    <style:style style:name="P38" style:family="paragraph" style:parent-style-name="Standard">
      <style:paragraph-properties fo:text-align="center" style:justify-single-word="false"/>
      <style:text-properties officeooo:rsid="00334687" officeooo:paragraph-rsid="00334687"/>
    </style:style>
    <style:style style:name="P39" style:family="paragraph" style:parent-style-name="Standard">
      <style:paragraph-properties fo:text-align="center" style:justify-single-word="false"/>
      <style:text-properties officeooo:rsid="0036139d" officeooo:paragraph-rsid="0036139d"/>
    </style:style>
    <style:style style:name="P40" style:family="paragraph" style:parent-style-name="Standard">
      <style:paragraph-properties fo:text-align="center" style:justify-single-word="false"/>
      <style:text-properties officeooo:rsid="00379470" officeooo:paragraph-rsid="00379470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Aptos Narrow" officeooo:rsid="00334687" officeooo:paragraph-rsid="00334687"/>
    </style:style>
    <style:style style:name="P42" style:family="paragraph" style:parent-style-name="Table">
      <style:text-properties fo:font-weight="bold" style:font-weight-asian="bold" style:font-weight-complex="bold"/>
    </style:style>
    <style:style style:name="P43" style:family="paragraph" style:parent-style-name="Standard">
      <style:text-properties officeooo:paragraph-rsid="002cb9f9"/>
    </style:style>
    <style:style style:name="P44" style:family="paragraph" style:parent-style-name="Standard">
      <style:text-properties fo:font-weight="bold" officeooo:paragraph-rsid="002cb9f9" style:font-weight-asian="bold" style:font-weight-complex="bold"/>
    </style:style>
    <style:style style:name="P45" style:family="paragraph" style:parent-style-name="Standard">
      <style:text-properties style:font-name="Times New Roman" style:font-name-complex="Times New Roman1"/>
    </style:style>
    <style:style style:name="P46" style:family="paragraph" style:parent-style-name="Footer">
      <style:paragraph-properties fo:padding="0cm" fo:border="none"/>
    </style:style>
    <style:style style:name="P47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8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text-underline-style="none" fo:font-weight="normal" officeooo:rsid="001e1abb" style:font-style-asian="normal" style:font-weight-asian="normal" style:font-style-complex="normal" style:font-weight-complex="normal"/>
    </style:style>
    <style:style style:name="T7" style:family="text">
      <style:text-properties style:text-underline-style="none" officeooo:rsid="001e1abb"/>
    </style:style>
    <style:style style:name="T8" style:family="text">
      <style:text-properties fo:font-style="italic" style:text-underline-style="none" officeooo:rsid="003fdc89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fo:font-family="Cambria" style:font-family-generic="roman" style:font-pitch="variable"/>
    </style:style>
    <style:style style:name="T11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2" style:family="text">
      <style:text-properties fo:font-family="Cambria" style:font-family-generic="roman" style:font-pitch="variable" fo:font-size="20pt" fo:letter-spacing="0.053cm" fo:font-weight="bold" officeooo:rsid="001e1abb" style:font-size-asian="20pt" style:font-weight-asian="bold" style:font-name-complex="Times New Roman1" style:font-size-complex="18pt"/>
    </style:style>
    <style:style style:name="T13" style:family="text">
      <style:text-properties officeooo:rsid="003a6ffb"/>
    </style:style>
    <style:style style:name="T14" style:family="text">
      <style:text-properties officeooo:rsid="003c5d7c"/>
    </style:style>
    <style:style style:name="T15" style:family="text">
      <style:text-properties fo:font-size="11pt" fo:font-style="italic" style:font-size-asian="11pt" style:font-style-asian="italic" style:font-size-complex="11pt"/>
    </style:style>
    <style:style style:name="T16" style:family="text">
      <style:text-properties officeooo:rsid="001fb92d"/>
    </style:style>
    <style:style style:name="T17" style:family="text">
      <style:text-properties fo:font-style="italic" style:font-style-asian="italic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tyle="italic" style:font-style-asian="italic"/>
    </style:style>
    <style:style style:name="T20" style:family="text">
      <style:text-properties fo:color="#000000" loext:opacity="100%" fo:language="en" fo:country="US"/>
    </style:style>
    <style:style style:name="T21" style:family="text">
      <style:text-properties fo:color="#000000" loext:opacity="100%" style:font-name="Aptos Narrow"/>
    </style:style>
    <style:style style:name="T22" style:family="text">
      <style:text-properties officeooo:rsid="00401a72"/>
    </style:style>
    <style:style style:name="T23" style:family="text">
      <style:text-properties fo:color="#000000" loext:opacity="100%" style:font-name="Aptos Narrow" officeooo:rsid="002aff40"/>
    </style:style>
    <style:style style:name="T24" style:family="text">
      <style:text-properties fo:color="#000000" loext:opacity="100%" style:font-name="Aptos Narrow" officeooo:rsid="00317db2"/>
    </style:style>
    <style:style style:name="T25" style:family="text">
      <style:text-properties fo:font-style="italic" officeooo:rsid="00379470" style:font-style-asian="italic" style:font-style-complex="italic"/>
    </style:style>
    <style:style style:name="T26" style:family="text">
      <style:text-properties officeooo:rsid="00379470"/>
    </style:style>
    <style:style style:name="T27" style:family="text">
      <style:text-properties fo:font-style="italic" officeooo:rsid="00396877" style:font-style-asian="italic" style:font-style-complex="italic"/>
    </style:style>
    <style:style style:name="T28" style:family="text">
      <style:text-properties officeooo:rsid="00396877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italic" style:font-style-asian="italic"/>
    </style:style>
    <style:style style:name="T31" style:family="text">
      <style:text-properties officeooo:rsid="003d7324"/>
    </style:style>
    <style:style style:name="T32" style:family="text">
      <style:text-properties officeooo:rsid="00235190"/>
    </style:style>
    <style:style style:name="T33" style:family="text">
      <style:text-properties officeooo:rsid="00334687"/>
    </style:style>
    <style:style style:name="T34" style:family="text">
      <style:text-properties officeooo:rsid="0034c3fc"/>
    </style:style>
    <style:style style:name="T35" style:family="text">
      <style:text-properties fo:font-style="italic" officeooo:rsid="003f3aa5" style:font-style-asian="italic" style:font-style-complex="italic"/>
    </style:style>
    <style:style style:name="T36" style:family="text">
      <style:text-properties officeooo:rsid="003f3aa5"/>
    </style:style>
    <style:style style:name="T37" style:family="text">
      <style:text-properties officeooo:rsid="00279066"/>
    </style:style>
    <style:style style:name="T38" style:family="text">
      <style:text-properties fo:color="#000000" loext:opacity="100%" style:font-name="Aptos Narrow" fo:language="en" fo:country="US"/>
    </style:style>
    <style:style style:name="T39" style:family="text">
      <style:text-properties fo:font-weight="bold" officeooo:rsid="001fb92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tyle="italic" fo:font-weight="bold" style:font-style-asian="italic" style:font-weight-asian="bold" style:font-weight-complex="bold"/>
    </style:style>
    <style:style style:name="T42" style:family="text">
      <style:text-properties style:font-name="PT Sans" fo:font-size="11pt" fo:font-weight="bold" style:font-size-asian="11pt" style:font-weight-asian="bold" style:font-size-complex="11pt"/>
    </style:style>
    <style:style style:name="T43" style:family="text">
      <style:text-properties style:font-name="PT Sans" fo:font-size="9pt" fo:font-weight="bold" style:font-size-asian="9pt" style:font-weight-asian="bold"/>
    </style:style>
    <style:style style:name="T44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4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7" draw:name="Фигура1" draw:style-name="gr1" draw:text-style-name="P1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2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1">Студент</text:span><text:span text:style-name="T6">ы:</text:span><text:span text:style-name="T7"> <text:line-break/></text:span><text:span text:style-name="T4">Решетников Сергей 467233<text:line-break/></text:span><text:span text:style-name="T8">Шкиптан Александр _______<text:line-break/>_________________________</text:span></text:p>
          </table:table-cell>
          <table:table-cell table:style-name="Таблица1.A1" office:value-type="string">
            <text:p text:style-name="P2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Преподаватель<text:span text:style-name="T9">: ?</text:span></text:p>
          </table:table-cell>
          <table:table-cell table:style-name="Таблица1.A1" office:value-type="string">
            <text:p text:style-name="P2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3" loext:marker-style-name="T10"><text:span text:style-name="T11">Рабочий протокол и отчет по<text:line-break/>лабораторной работе №</text:span><text:span text:style-name="T12">1</text:span></text:p>
      <text:p text:style-name="P4">«Распределение случайной величины»</text:p>
      <text:p text:style-name="Standard"/>
      <text:p text:style-name="P5">1. Цель работы</text:p>
      <text:p text:style-name="Standard"/>
      <text:p text:style-name="P6">Исследование распределения случайной величины на примере измерения средней <text:span text:style-name="T13">скорости сборки </text:span><text:span text:style-name="T14">docker-контейнера для</text:span><text:span text:style-name="T13"> первой лабораторной по дисциплине веб-программирование.</text:span></text:p>
      <text:p text:style-name="P6"/>
      <text:p text:style-name="P5">2. Задачи, решаемые при выполнении работы.</text:p>
      <text:p text:style-name="Standard"/>
      <text:p text:style-name="Standard"/>
      <text:p text:style-name="Standard"/>
      <text:p text:style-name="P5">3. Объект исследования.</text:p>
      <text:p text:style-name="Standard"/>
      <text:p text:style-name="P6">Случайная величина — средняя <text:span text:style-name="T13">скорость сборки приложения</text:span>.</text:p>
      <text:p text:style-name="Standard"/>
      <text:p text:style-name="P5">4. Метод экспериментального исследования.</text:p>
      <text:p text:style-name="Standard"/>
      <text:p text:style-name="P7">Многократное повторение опыта и замер его результатов.</text:p>
      <text:p text:style-name="Standard"/>
      <text:p text:style-name="P5">5. Рабочие формулы и исходные данные.</text:p>
      <text:p text:style-name="Standard"/>
      <text:list text:style-name="WWNum9">
        <text:list-item>
          <text:p text:style-name="P8">Среднее арифметическое всех результатов измерений:</text:p>
        </text:list-item>
      </text:list>
      <text:p text:style-name="P9"><draw:frame draw:style-name="fr1" draw:name="Объект1" text:anchor-type="as-char" svg:y="-0.716cm" svg:width="2.316cm" svg:height="1.148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8"><text:span text:style-name="T14">Выборочная д</text:span>исперсия:</text:p>
        </text:list-item>
      </text:list>
      <text:p text:style-name="P9"><draw:frame draw:style-name="fr1" draw:name="Объект2" text:anchor-type="as-char" svg:y="-0.716cm" svg:width="4.646cm" svg:height="1.148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8">Выборочное среднеквадратичное отклонение:</text:p>
        </text:list-item>
      </text:list>
      <text:p text:style-name="P9"><draw:frame draw:style-name="fr1" draw:name="Объект3" text:anchor-type="as-char" svg:y="-0.815cm" svg:width="4.411cm" svg:height="1.247cm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8">Максимальное значение плотности распределения:</text:p>
        </text:list-item>
      </text:list>
      <text:p text:style-name="P9"><text:soft-page-break/><draw:frame draw:style-name="fr2" draw:name="Объект4" text:anchor-type="as-char" svg:width="2.21cm" svg:height="1.041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text:continue-numbering="true" text:style-name="WWNum9">
        <text:list-item>
          <text:p text:style-name="P8">Среднеквадратичное отклонение среднего значения:</text:p>
        </text:list-item>
      </text:list>
      <text:p text:style-name="P9"><draw:frame draw:style-name="fr1" draw:name="Объект5" text:anchor-type="as-char" svg:y="-0.813cm" svg:width="5.094cm" svg:height="1.247cm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Standard"/>
      <text:p text:style-name="Standard"/>
      <text:p text:style-name="P10">6. Измерительные приборы.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1" loext:marker-style-name="T15"><text:span text:style-name="T15"/></text:p>
          </table:table-cell>
          <table:table-cell table:style-name="Таблица2.A1" office:value-type="string">
            <text:p text:style-name="P11" loext:marker-style-name="T15"><text:span text:style-name="T15"/></text:p>
          </table:table-cell>
          <table:table-cell table:style-name="Таблица2.A1" office:value-type="string">
            <text:p text:style-name="P11" loext:marker-style-name="T15"><text:span text:style-name="T15"/></text:p>
          </table:table-cell>
          <table:table-cell table:style-name="Таблица2.A1" office:value-type="string">
            <text:p text:style-name="P11" loext:marker-style-name="T15"><text:span text:style-name="T15"/></text:p>
          </table:table-cell>
          <table:table-cell table:style-name="Таблица2.A1" office:value-type="string">
            <text:p text:style-name="P11" loext:marker-style-name="T15"><text:span text:style-name="T15"/></text:p>
          </table:table-cell>
        </table:table-row>
      </table:table>
      <text:p text:style-name="P12"/>
      <text:p text:style-name="P5"><text:span text:style-name="T16">7</text:span>. Результаты прямых измерений и их обработки (<text:span text:style-name="T17">таблицы, примеры расчетов</text:span>).</text:p>
      <text:p text:style-name="P13">Таблица <text:sequence text:ref-name="refTable1" text:name="Table" text:formula="ooow:Table+1" style:num-format="1">1</text:sequence><text:s/>- Результаты прямых измерений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 table:style-name="Таблица4.1">
          <table:table-cell table:style-name="Таблица4.A1" office:value-type="string">
            <text:p text:style-name="P14" loext:marker-style-name="T18"><text:span text:style-name="T18">№</text:span></text:p>
          </table:table-cell>
          <table:table-cell table:style-name="Таблица4.B1" office:value-type="string">
            <text:p text:style-name="P14" loext:marker-style-name="T19"><draw:frame draw:style-name="fr1" draw:name="Объект8" text:anchor-type="as-char" svg:y="-0.379cm" svg:width="0.646cm" svg:height="0.534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15" loext:marker-style-name="T19"><draw:frame draw:style-name="fr1" draw:name="Объект9" text:anchor-type="as-char" svg:y="-0.404cm" svg:width="1.614cm" svg:height="0.559cm" draw:z-index="3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Таблица4.D1" office:value-type="string">
            <text:p text:style-name="P15" loext:marker-style-name="T19"><draw:frame draw:style-name="fr1" draw:name="Объект10" text:anchor-type="as-char" svg:y="-0.485cm" svg:width="2.189cm" svg:height="0.64cm" draw:z-index="4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</text:span></text:p>
          </table:table-cell>
          <table:table-cell table:style-name="Таблица4.B1" office:value-type="string">
            <text:p text:style-name="P14" loext:marker-style-name="T20"><text:span text:style-name="T21">2.41</text:span></text:p>
          </table:table-cell>
          <table:table-cell table:style-name="Таблица4.B1" office:value-type="string">
            <text:p text:style-name="P16" loext:marker-style-name="T20">-<text:span text:style-name="T22">0.48</text:span></text:p>
          </table:table-cell>
          <table:table-cell table:style-name="Таблица4.D1" office:value-type="string">
            <text:p text:style-name="P17" loext:marker-style-name="T20">0.2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</text:span></text:p>
          </table:table-cell>
          <table:table-cell table:style-name="Таблица4.B1" office:value-type="string">
            <text:p text:style-name="P14" loext:marker-style-name="T20"><text:span text:style-name="T21">2.56</text:span></text:p>
          </table:table-cell>
          <table:table-cell table:style-name="Таблица4.B1" office:value-type="string">
            <text:p text:style-name="P16" loext:marker-style-name="T20">-<text:span text:style-name="T22">0.33</text:span></text:p>
          </table:table-cell>
          <table:table-cell table:style-name="Таблица4.D1" office:value-type="string">
            <text:p text:style-name="P17" loext:marker-style-name="T20">0.1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</text:span></text:p>
          </table:table-cell>
          <table:table-cell table:style-name="Таблица4.B1" office:value-type="string">
            <text:p text:style-name="P14" loext:marker-style-name="T20"><text:span text:style-name="T23">2.9</text:span><text:span text:style-name="T24">0</text:span></text:p>
          </table:table-cell>
          <table:table-cell table:style-name="Таблица4.B1" office:value-type="string">
            <text:p text:style-name="P16" loext:marker-style-name="T20">-<text:span text:style-name="T22">0.01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</text:span></text:p>
          </table:table-cell>
          <table:table-cell table:style-name="Таблица4.B1" office:value-type="string">
            <text:p text:style-name="P14" loext:marker-style-name="T20"><text:span text:style-name="T21">3.07</text:span></text:p>
          </table:table-cell>
          <table:table-cell table:style-name="Таблица4.B1" office:value-type="string">
            <text:p text:style-name="P17" loext:marker-style-name="T20">0.18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5</text:span></text:p>
          </table:table-cell>
          <table:table-cell table:style-name="Таблица4.B1" office:value-type="string">
            <text:p text:style-name="P14" loext:marker-style-name="T20"><text:span text:style-name="T21">2.68</text:span></text:p>
          </table:table-cell>
          <table:table-cell table:style-name="Таблица4.B1" office:value-type="string">
            <text:p text:style-name="P16" loext:marker-style-name="T20">-<text:span text:style-name="T22">0.21</text:span></text:p>
          </table:table-cell>
          <table:table-cell table:style-name="Таблица4.D1" office:value-type="string">
            <text:p text:style-name="P17" loext:marker-style-name="T20">0.04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6</text:span></text:p>
          </table:table-cell>
          <table:table-cell table:style-name="Таблица4.B1" office:value-type="string">
            <text:p text:style-name="P14" loext:marker-style-name="T20"><text:span text:style-name="T21">2.71</text:span></text:p>
          </table:table-cell>
          <table:table-cell table:style-name="Таблица4.B1" office:value-type="string">
            <text:p text:style-name="P16" loext:marker-style-name="T20">-<text:span text:style-name="T22">0.18</text:span>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7</text:span></text:p>
          </table:table-cell>
          <table:table-cell table:style-name="Таблица4.B1" office:value-type="string">
            <text:p text:style-name="P14" loext:marker-style-name="T20"><text:span text:style-name="T21">2.94</text:span></text:p>
          </table:table-cell>
          <table:table-cell table:style-name="Таблица4.B1" office:value-type="string">
            <text:p text:style-name="P17" loext:marker-style-name="T20">0.05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8</text:span></text:p>
          </table:table-cell>
          <table:table-cell table:style-name="Таблица4.B1" office:value-type="string">
            <text:p text:style-name="P14" loext:marker-style-name="T20"><text:span text:style-name="T21">2.97</text:span></text:p>
          </table:table-cell>
          <table:table-cell table:style-name="Таблица4.B1" office:value-type="string">
            <text:p text:style-name="P17" loext:marker-style-name="T20">0.08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9</text:span></text:p>
          </table:table-cell>
          <table:table-cell table:style-name="Таблица4.B1" office:value-type="string">
            <text:p text:style-name="P14" loext:marker-style-name="T20"><text:span text:style-name="T21">2.88</text:span></text:p>
          </table:table-cell>
          <table:table-cell table:style-name="Таблица4.B1" office:value-type="string">
            <text:p text:style-name="P16" loext:marker-style-name="T20">-<text:span text:style-name="T22">0.01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0</text:span></text:p>
          </table:table-cell>
          <table:table-cell table:style-name="Таблица4.B1" office:value-type="string">
            <text:p text:style-name="P14" loext:marker-style-name="T20"><text:span text:style-name="T21">2.93</text:span></text:p>
          </table:table-cell>
          <table:table-cell table:style-name="Таблица4.B1" office:value-type="string">
            <text:p text:style-name="P17" loext:marker-style-name="T20">0.04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1</text:span></text:p>
          </table:table-cell>
          <table:table-cell table:style-name="Таблица4.B1" office:value-type="string">
            <text:p text:style-name="P14" loext:marker-style-name="T20"><text:span text:style-name="T21">2.77</text:span></text:p>
          </table:table-cell>
          <table:table-cell table:style-name="Таблица4.B1" office:value-type="string">
            <text:p text:style-name="P16" loext:marker-style-name="T20">-<text:span text:style-name="T22">0.12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2</text:span></text:p>
          </table:table-cell>
          <table:table-cell table:style-name="Таблица4.B1" office:value-type="string">
            <text:p text:style-name="P14" loext:marker-style-name="T20"><text:span text:style-name="T21">2.89</text:span></text:p>
          </table:table-cell>
          <table:table-cell table:style-name="Таблица4.B1" office:value-type="string">
            <text:p text:style-name="P17" loext:marker-style-name="T20">0.00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3</text:span></text:p>
          </table:table-cell>
          <table:table-cell table:style-name="Таблица4.B1" office:value-type="string">
            <text:p text:style-name="P14" loext:marker-style-name="T20"><text:span text:style-name="T21">2.92</text:span></text:p>
          </table:table-cell>
          <table:table-cell table:style-name="Таблица4.B1" office:value-type="string">
            <text:p text:style-name="P17" loext:marker-style-name="T20">0.03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4</text:span></text:p>
          </table:table-cell>
          <table:table-cell table:style-name="Таблица4.B1" office:value-type="string">
            <text:p text:style-name="P14" loext:marker-style-name="T20"><text:span text:style-name="T21">2.82</text:span></text:p>
          </table:table-cell>
          <table:table-cell table:style-name="Таблица4.B1" office:value-type="string">
            <text:p text:style-name="P16" loext:marker-style-name="T20">-<text:span text:style-name="T22">0.07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5</text:span></text:p>
          </table:table-cell>
          <table:table-cell table:style-name="Таблица4.B1" office:value-type="string">
            <text:p text:style-name="P14" loext:marker-style-name="T20"><text:span text:style-name="T21">2.93</text:span></text:p>
          </table:table-cell>
          <table:table-cell table:style-name="Таблица4.B1" office:value-type="string">
            <text:p text:style-name="P17" loext:marker-style-name="T20">0.04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6</text:span></text:p>
          </table:table-cell>
          <table:table-cell table:style-name="Таблица4.B1" office:value-type="string">
            <text:p text:style-name="P14" loext:marker-style-name="T20"><text:span text:style-name="T21">2.71</text:span></text:p>
          </table:table-cell>
          <table:table-cell table:style-name="Таблица4.B1" office:value-type="string">
            <text:p text:style-name="P16" loext:marker-style-name="T20">-<text:span text:style-name="T22">0.18</text:span>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7</text:span></text:p>
          </table:table-cell>
          <table:table-cell table:style-name="Таблица4.B1" office:value-type="string">
            <text:p text:style-name="P14" loext:marker-style-name="T20"><text:span text:style-name="T21">2.86</text:span></text:p>
          </table:table-cell>
          <table:table-cell table:style-name="Таблица4.B1" office:value-type="string">
            <text:p text:style-name="P16" loext:marker-style-name="T20">-<text:span text:style-name="T22">0.03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8</text:span></text:p>
          </table:table-cell>
          <table:table-cell table:style-name="Таблица4.B1" office:value-type="string">
            <text:p text:style-name="P14" loext:marker-style-name="T20"><text:span text:style-name="T21">2.81</text:span></text:p>
          </table:table-cell>
          <table:table-cell table:style-name="Таблица4.B1" office:value-type="string">
            <text:p text:style-name="P16" loext:marker-style-name="T20">-<text:span text:style-name="T22">0.08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9</text:span></text:p>
          </table:table-cell>
          <table:table-cell table:style-name="Таблица4.B1" office:value-type="string">
            <text:p text:style-name="P14" loext:marker-style-name="T20"><text:span text:style-name="T21">2.91</text:span></text:p>
          </table:table-cell>
          <table:table-cell table:style-name="Таблица4.B1" office:value-type="string">
            <text:p text:style-name="P17" loext:marker-style-name="T20">0.02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0</text:span></text:p>
          </table:table-cell>
          <table:table-cell table:style-name="Таблица4.B1" office:value-type="string">
            <text:p text:style-name="P14" loext:marker-style-name="T20"><text:span text:style-name="T21">2.92</text:span></text:p>
          </table:table-cell>
          <table:table-cell table:style-name="Таблица4.B1" office:value-type="string">
            <text:p text:style-name="P17" loext:marker-style-name="T20">0.03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1</text:span></text:p>
          </table:table-cell>
          <table:table-cell table:style-name="Таблица4.B1" office:value-type="string">
            <text:p text:style-name="P14" loext:marker-style-name="T20"><text:span text:style-name="T21">2.97</text:span></text:p>
          </table:table-cell>
          <table:table-cell table:style-name="Таблица4.B1" office:value-type="string">
            <text:p text:style-name="P17" loext:marker-style-name="T20">0.08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2</text:span></text:p>
          </table:table-cell>
          <table:table-cell table:style-name="Таблица4.B1" office:value-type="string">
            <text:p text:style-name="P14" loext:marker-style-name="T20"><text:span text:style-name="T23">2.8</text:span><text:span text:style-name="T24">0</text:span></text:p>
          </table:table-cell>
          <table:table-cell table:style-name="Таблица4.B1" office:value-type="string">
            <text:p text:style-name="P16" loext:marker-style-name="T20">-<text:span text:style-name="T22">0.09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3</text:span></text:p>
          </table:table-cell>
          <table:table-cell table:style-name="Таблица4.B1" office:value-type="string">
            <text:p text:style-name="P14" loext:marker-style-name="T20"><text:span text:style-name="T21">2.87</text:span></text:p>
          </table:table-cell>
          <table:table-cell table:style-name="Таблица4.B1" office:value-type="string">
            <text:p text:style-name="P16" loext:marker-style-name="T20">-<text:span text:style-name="T22">0.02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4</text:span></text:p>
          </table:table-cell>
          <table:table-cell table:style-name="Таблица4.B1" office:value-type="string">
            <text:p text:style-name="P14" loext:marker-style-name="T20"><text:span text:style-name="T21">2.88</text:span></text:p>
          </table:table-cell>
          <table:table-cell table:style-name="Таблица4.B1" office:value-type="string">
            <text:p text:style-name="P16" loext:marker-style-name="T20">-<text:span text:style-name="T22">0.01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5</text:span></text:p>
          </table:table-cell>
          <table:table-cell table:style-name="Таблица4.B1" office:value-type="string">
            <text:p text:style-name="P14" loext:marker-style-name="T20"><text:span text:style-name="T21">2.93</text:span></text:p>
          </table:table-cell>
          <table:table-cell table:style-name="Таблица4.B1" office:value-type="string">
            <text:p text:style-name="P17" loext:marker-style-name="T20">0.04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6</text:span></text:p>
          </table:table-cell>
          <table:table-cell table:style-name="Таблица4.B1" office:value-type="string">
            <text:p text:style-name="P14" loext:marker-style-name="T20"><text:span text:style-name="T21">2.85</text:span></text:p>
          </table:table-cell>
          <table:table-cell table:style-name="Таблица4.B1" office:value-type="string">
            <text:p text:style-name="P16" loext:marker-style-name="T20">-<text:span text:style-name="T22">0.04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7</text:span></text:p>
          </table:table-cell>
          <table:table-cell table:style-name="Таблица4.B1" office:value-type="string">
            <text:p text:style-name="P14" loext:marker-style-name="T20"><text:span text:style-name="T21">2.96</text:span></text:p>
          </table:table-cell>
          <table:table-cell table:style-name="Таблица4.B1" office:value-type="string">
            <text:p text:style-name="P17" loext:marker-style-name="T20">0.07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8</text:span></text:p>
          </table:table-cell>
          <table:table-cell table:style-name="Таблица4.B1" office:value-type="string">
            <text:p text:style-name="P14" loext:marker-style-name="T20"><text:span text:style-name="T23">2.8</text:span><text:span text:style-name="T24">0</text:span></text:p>
          </table:table-cell>
          <table:table-cell table:style-name="Таблица4.B1" office:value-type="string">
            <text:p text:style-name="P16" loext:marker-style-name="T20">-<text:span text:style-name="T22">0.09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9</text:span></text:p>
          </table:table-cell>
          <table:table-cell table:style-name="Таблица4.B1" office:value-type="string">
            <text:p text:style-name="P14" loext:marker-style-name="T20"><text:span text:style-name="T21">2.94</text:span></text:p>
          </table:table-cell>
          <table:table-cell table:style-name="Таблица4.B1" office:value-type="string">
            <text:p text:style-name="P17" loext:marker-style-name="T20">0.05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4" loext:marker-style-name="T20"><text:span text:style-name="T18">30</text:span></text:p>
          </table:table-cell>
          <table:table-cell table:style-name="Таблица4.B1" office:value-type="string">
            <text:p text:style-name="P14" loext:marker-style-name="T20"><text:span text:style-name="T21">2.98</text:span></text:p>
          </table:table-cell>
          <table:table-cell table:style-name="Таблица4.B1" office:value-type="string">
            <text:p text:style-name="P17" loext:marker-style-name="T20">0.09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1</text:span></text:p>
          </table:table-cell>
          <table:table-cell table:style-name="Таблица4.B1" office:value-type="string">
            <text:p text:style-name="P14" loext:marker-style-name="T20"><text:span text:style-name="T21">2.85</text:span></text:p>
          </table:table-cell>
          <table:table-cell table:style-name="Таблица4.B1" office:value-type="string">
            <text:p text:style-name="P16" loext:marker-style-name="T20">-<text:span text:style-name="T22">0.04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2</text:span></text:p>
          </table:table-cell>
          <table:table-cell table:style-name="Таблица4.B1" office:value-type="string">
            <text:p text:style-name="P14" loext:marker-style-name="T20"><text:span text:style-name="T21">2.92</text:span></text:p>
          </table:table-cell>
          <table:table-cell table:style-name="Таблица4.B1" office:value-type="string">
            <text:p text:style-name="P17" loext:marker-style-name="T20">0.03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3</text:span></text:p>
          </table:table-cell>
          <table:table-cell table:style-name="Таблица4.B1" office:value-type="string">
            <text:p text:style-name="P14" loext:marker-style-name="T20"><text:span text:style-name="T21">2.79</text:span></text:p>
          </table:table-cell>
          <table:table-cell table:style-name="Таблица4.B1" office:value-type="string">
            <text:p text:style-name="P16" loext:marker-style-name="T20">-<text:span text:style-name="T22">0.10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4</text:span></text:p>
          </table:table-cell>
          <table:table-cell table:style-name="Таблица4.B1" office:value-type="string">
            <text:p text:style-name="P14" loext:marker-style-name="T20"><text:span text:style-name="T21">2.82</text:span></text:p>
          </table:table-cell>
          <table:table-cell table:style-name="Таблица4.B1" office:value-type="string">
            <text:p text:style-name="P16" loext:marker-style-name="T20">-<text:span text:style-name="T22">0.07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5</text:span></text:p>
          </table:table-cell>
          <table:table-cell table:style-name="Таблица4.B1" office:value-type="string">
            <text:p text:style-name="P14" loext:marker-style-name="T20"><text:span text:style-name="T21">2.96</text:span></text:p>
          </table:table-cell>
          <table:table-cell table:style-name="Таблица4.B1" office:value-type="string">
            <text:p text:style-name="P17" loext:marker-style-name="T20">0.07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6</text:span></text:p>
          </table:table-cell>
          <table:table-cell table:style-name="Таблица4.B1" office:value-type="string">
            <text:p text:style-name="P14" loext:marker-style-name="T20"><text:span text:style-name="T21">3.03</text:span></text:p>
          </table:table-cell>
          <table:table-cell table:style-name="Таблица4.B1" office:value-type="string">
            <text:p text:style-name="P17" loext:marker-style-name="T20">0.14</text:p>
          </table:table-cell>
          <table:table-cell table:style-name="Таблица4.D1" office:value-type="string">
            <text:p text:style-name="P17" loext:marker-style-name="T20">0.02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7</text:span></text:p>
          </table:table-cell>
          <table:table-cell table:style-name="Таблица4.B1" office:value-type="string">
            <text:p text:style-name="P14" loext:marker-style-name="T20"><text:span text:style-name="T21">2.81</text:span></text:p>
          </table:table-cell>
          <table:table-cell table:style-name="Таблица4.B1" office:value-type="string">
            <text:p text:style-name="P16" loext:marker-style-name="T20">-<text:span text:style-name="T22">0.08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8</text:span></text:p>
          </table:table-cell>
          <table:table-cell table:style-name="Таблица4.B1" office:value-type="string">
            <text:p text:style-name="P14" loext:marker-style-name="T20"><text:span text:style-name="T21">2.92</text:span></text:p>
          </table:table-cell>
          <table:table-cell table:style-name="Таблица4.B1" office:value-type="string">
            <text:p text:style-name="P17" loext:marker-style-name="T20">0.03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9</text:span></text:p>
          </table:table-cell>
          <table:table-cell table:style-name="Таблица4.B1" office:value-type="string">
            <text:p text:style-name="P14" loext:marker-style-name="T20"><text:span text:style-name="T21">2.82</text:span></text:p>
          </table:table-cell>
          <table:table-cell table:style-name="Таблица4.B1" office:value-type="string">
            <text:p text:style-name="P16" loext:marker-style-name="T20">-<text:span text:style-name="T22">0.07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0</text:span></text:p>
          </table:table-cell>
          <table:table-cell table:style-name="Таблица4.B1" office:value-type="string">
            <text:p text:style-name="P14" loext:marker-style-name="T20"><text:span text:style-name="T21">3.07</text:span></text:p>
          </table:table-cell>
          <table:table-cell table:style-name="Таблица4.B1" office:value-type="string">
            <text:p text:style-name="P17" loext:marker-style-name="T20">0.18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1</text:span></text:p>
          </table:table-cell>
          <table:table-cell table:style-name="Таблица4.B1" office:value-type="string">
            <text:p text:style-name="P14" loext:marker-style-name="T20"><text:span text:style-name="T21">3.07</text:span></text:p>
          </table:table-cell>
          <table:table-cell table:style-name="Таблица4.B1" office:value-type="string">
            <text:p text:style-name="P17" loext:marker-style-name="T20">0.18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2</text:span></text:p>
          </table:table-cell>
          <table:table-cell table:style-name="Таблица4.B1" office:value-type="string">
            <text:p text:style-name="P14" loext:marker-style-name="T20"><text:span text:style-name="T21">3.07</text:span></text:p>
          </table:table-cell>
          <table:table-cell table:style-name="Таблица4.B1" office:value-type="string">
            <text:p text:style-name="P17" loext:marker-style-name="T20">0.18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3</text:span></text:p>
          </table:table-cell>
          <table:table-cell table:style-name="Таблица4.B1" office:value-type="string">
            <text:p text:style-name="P14" loext:marker-style-name="T20"><text:span text:style-name="T21">3.07</text:span></text:p>
          </table:table-cell>
          <table:table-cell table:style-name="Таблица4.B1" office:value-type="string">
            <text:p text:style-name="P17" loext:marker-style-name="T20">0.18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4</text:span></text:p>
          </table:table-cell>
          <table:table-cell table:style-name="Таблица4.B1" office:value-type="string">
            <text:p text:style-name="P14" loext:marker-style-name="T20"><text:span text:style-name="T21">2.97</text:span></text:p>
          </table:table-cell>
          <table:table-cell table:style-name="Таблица4.B1" office:value-type="string">
            <text:p text:style-name="P17" loext:marker-style-name="T20">0.08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5</text:span></text:p>
          </table:table-cell>
          <table:table-cell table:style-name="Таблица4.B1" office:value-type="string">
            <text:p text:style-name="P14" loext:marker-style-name="T20"><text:span text:style-name="T21">2.76</text:span></text:p>
          </table:table-cell>
          <table:table-cell table:style-name="Таблица4.B1" office:value-type="string">
            <text:p text:style-name="P16" loext:marker-style-name="T20">-<text:span text:style-name="T22">0.13</text:span></text:p>
          </table:table-cell>
          <table:table-cell table:style-name="Таблица4.D1" office:value-type="string">
            <text:p text:style-name="P17" loext:marker-style-name="T20">0.02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6</text:span></text:p>
          </table:table-cell>
          <table:table-cell table:style-name="Таблица4.B1" office:value-type="string">
            <text:p text:style-name="P14" loext:marker-style-name="T20"><text:span text:style-name="T21">2.88</text:span></text:p>
          </table:table-cell>
          <table:table-cell table:style-name="Таблица4.B1" office:value-type="string">
            <text:p text:style-name="P16" loext:marker-style-name="T20">-<text:span text:style-name="T22">0.01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7</text:span></text:p>
          </table:table-cell>
          <table:table-cell table:style-name="Таблица4.B1" office:value-type="string">
            <text:p text:style-name="P14" loext:marker-style-name="T20">3.45</text:p>
          </table:table-cell>
          <table:table-cell table:style-name="Таблица4.B1" office:value-type="string">
            <text:p text:style-name="P17" loext:marker-style-name="T20">0.56</text:p>
          </table:table-cell>
          <table:table-cell table:style-name="Таблица4.D1" office:value-type="string">
            <text:p text:style-name="P17" loext:marker-style-name="T20">0.3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8</text:span></text:p>
          </table:table-cell>
          <table:table-cell table:style-name="Таблица4.B1" office:value-type="string">
            <text:p text:style-name="P14" loext:marker-style-name="T20"><text:span text:style-name="T23">3.27</text:span></text:p>
          </table:table-cell>
          <table:table-cell table:style-name="Таблица4.B1" office:value-type="string">
            <text:p text:style-name="P17" loext:marker-style-name="T20">0.38</text:p>
          </table:table-cell>
          <table:table-cell table:style-name="Таблица4.D1" office:value-type="string">
            <text:p text:style-name="P17" loext:marker-style-name="T20">0.14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9</text:span></text:p>
          </table:table-cell>
          <table:table-cell table:style-name="Таблица4.B1" office:value-type="string">
            <text:p text:style-name="P14" loext:marker-style-name="T20"><text:span text:style-name="T21">2.89</text:span></text:p>
          </table:table-cell>
          <table:table-cell table:style-name="Таблица4.B1" office:value-type="string">
            <text:p text:style-name="P17" loext:marker-style-name="T20">0.00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18"><text:span text:style-name="T18">50</text:span></text:p>
          </table:table-cell>
          <table:table-cell table:style-name="Таблица4.B1" office:value-type="string">
            <text:p text:style-name="P14" loext:marker-style-name="T20"><text:span text:style-name="T21">2.92</text:span></text:p>
          </table:table-cell>
          <table:table-cell table:style-name="Таблица4.B1" office:value-type="string">
            <text:p text:style-name="P17" loext:marker-style-name="T20">0.03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</table:table>
      <text:p text:style-name="P18"/>
      <text:p text:style-name="P10"><text:span text:style-name="T16">8</text:span>. Расчет результатов косвенных измерений (<text:span text:style-name="T17">таблицы, примеры расчетов</text:span>).</text:p>
      <text:p text:style-name="P19"><text:span text:style-name="T25">1.1</text:span><text:span text:style-name="T26"> </text:span>Найдём в первом столбце максимальное <draw:frame draw:style-name="fr2" draw:name="Объект21" text:anchor-type="as-char" svg:width="0.593cm" svg:height="0.534cm" draw:z-index="20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и минимальное <draw:frame draw:style-name="fr2" draw:name="Объект22" text:anchor-type="as-char" svg:width="0.543cm" svg:height="0.534cm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<text:s/>значения результатов измерений:</text:p>
      <text:p text:style-name="P20"><draw:frame draw:style-name="fr1" draw:name="Объект23" text:anchor-type="as-char" svg:y="-0.379cm" svg:width="1.958cm" svg:height="0.534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0"><draw:frame draw:style-name="fr1" draw:name="Объект6" text:anchor-type="as-char" svg:y="-0.379cm" svg:width="1.903cm" svg:height="0.534cm" draw:z-index="19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1"/>
      <text:p text:style-name="P19"><text:span text:style-name="T27">1.2</text:span><text:span text:style-name="T28"> </text:span>Разобьём промежуток <draw:frame draw:style-name="fr2" draw:name="Объект24" text:anchor-type="as-char" svg:width="1.554cm" svg:height="0.589cm" draw:z-index="23"><draw:object xlink:href="./Object 16" xlink:type="simple" xlink:show="embed" xlink:actuate="onLoad"/><draw:image xlink:href="./ObjectReplacements/Object 16" xlink:type="simple" xlink:show="embed" xlink:actuate="onLoad"/><svg:desc>формула</svg:desc></draw:frame><text:s/>на <draw:frame draw:style-name="fr1" draw:name="Объект25" text:anchor-type="as-char" svg:y="-0.379cm" svg:width="0.319cm" svg:height="0.471cm" draw:z-index="24"><draw:object xlink:href="./Object 17" xlink:type="simple" xlink:show="embed" xlink:actuate="onLoad"/><draw:image xlink:href="./ObjectReplacements/Object 17" xlink:type="simple" xlink:show="embed" xlink:actuate="onLoad"/><svg:desc>формула</svg:desc></draw:frame><text:s/>равных интервалов <draw:frame draw:style-name="fr2" draw:name="Объект26" text:anchor-type="as-char" svg:width="0.483cm" svg:height="0.471cm" draw:z-index="25"><draw:object xlink:href="./Object 18" xlink:type="simple" xlink:show="embed" xlink:actuate="onLoad"/><draw:image xlink:href="./ObjectReplacements/Object 18" xlink:type="simple" xlink:show="embed" xlink:actuate="onLoad"/><svg:desc>формула</svg:desc></draw:frame>. Так как <draw:frame draw:style-name="fr1" draw:name="Объект27" text:anchor-type="as-char" svg:y="-0.416cm" svg:width="1.907cm" svg:height="0.508cm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, <text:span text:style-name="T28">то</text:span>:</text:p>
      <text:p text:style-name="P20"><draw:frame draw:style-name="fr1" draw:name="Объект29" text:anchor-type="as-char" svg:y="-0.684cm" svg:width="6.034cm" svg:height="1.067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22">Найдём начало и конец каждого интервала и запишем полученные значения в первый столбец.</text:p>
      <text:p text:style-name="P22">В общем виде формулы имеют следующий вид:</text:p>
      <text:p text:style-name="P23" loext:marker-style-name="T29"><draw:frame draw:style-name="fr1" draw:name="Объект31" text:anchor-type="as-char" svg:y="-0.379cm" svg:width="1.716cm" svg:height="0.57cm" draw:z-index="3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3" loext:marker-style-name="T30"><draw:frame draw:style-name="fr1" draw:name="Объект32" text:anchor-type="as-char" svg:y="-0.379cm" svg:width="2.32cm" svg:height="0.57cm" draw:z-index="3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4">Для примера рассчитаем первый интервал:</text:p>
      <text:p text:style-name="P23" loext:marker-style-name="T17"><draw:frame draw:style-name="fr1" draw:name="Объект33" text:anchor-type="as-char" svg:y="-0.379cm" svg:width="1.896cm" svg:height="0.534cm" draw:z-index="36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3" loext:marker-style-name="T19"><draw:frame draw:style-name="fr1" draw:name="Объект34" text:anchor-type="as-char" svg:y="-0.379cm" svg:width="5.258cm" svg:height="0.534cm" draw:z-index="33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5"/>
      <text:p text:style-name="P19"><text:span text:style-name="T27">1.3</text:span><text:span text:style-name="T28"> </text:span>Вычислим ∆𝑁 – количество результатов измерений, попавших в каждый из интервалов, и занесём эти значение во второй столбец.</text:p>
      <text:p text:style-name="P26" loext:marker-style-name="T17"><text:span text:style-name="T14">Например</text:span> в первый интервал попадает <text:span text:style-name="T14">одно</text:span> значени<text:span text:style-name="T14">е</text:span> результатов измерений.</text:p>
      <text:p text:style-name="P26" loext:marker-style-name="T17"/>
      <text:p text:style-name="P19"><text:span text:style-name="T27">1.4</text:span><text:span text:style-name="T28"> </text:span>Для каждого из интервалов вычислим опытное значение плотности вероятности и заполним третий столбец.</text:p>
      <text:p text:style-name="P27">В общем виде формул<text:span text:style-name="T31">а</text:span> <text:span text:style-name="T31">принимает</text:span> вид:</text:p>
      <text:p text:style-name="P28"><text:soft-page-break/><draw:frame draw:style-name="fr1" draw:name="Объект7" text:anchor-type="as-char" svg:y="-0.684cm" svg:width="1.595cm" svg:height="1.067cm" draw:z-index="3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29">Для примера рассчитаем <text:span text:style-name="T31">плотность вероятности для первого</text:span> интервал<text:span text:style-name="T31">а</text:span>:</text:p>
      <text:p text:style-name="P29"/>
      <text:p text:style-name="P30"><draw:frame draw:style-name="fr1" draw:name="Объект37" text:anchor-type="as-char" svg:y="-0.684cm" svg:width="5.152cm" svg:height="1.067cm" draw:z-index="3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1"><text:span text:style-name="T27">1.5</text:span><text:span text:style-name="T28"> </text:span><text:span text:style-name="T32">В</text:span>ычислим <text:span text:style-name="T33">выборочное значение </text:span>средне<text:span text:style-name="T33">го </text:span>арифметическ<text:span text:style-name="T34">ого</text:span> всех измерений:</text:p>
      <text:p text:style-name="P32" loext:marker-style-name="T30"><draw:frame draw:style-name="fr1" draw:name="Объект15" text:anchor-type="as-char" svg:y="-0.716cm" svg:width="3.664cm" svg:height="1.148cm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3"><text:span text:style-name="T35">2</text:span><text:span text:style-name="T36"> </text:span>Теперь используя <draw:frame draw:style-name="fr1" draw:name="Объект16" text:anchor-type="as-char" svg:y="-0.404cm" svg:width="0.61cm" svg:height="0.545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text:s/>вычислим <text:span text:style-name="T36">выборочную</text:span> дисперсию и <text:span text:style-name="T37">выборочное </text:span>среднеквадратичное отклонение:</text:p>
      <text:p text:style-name="P32"><draw:frame draw:style-name="fr1" draw:name="Объект17" text:anchor-type="as-char" svg:y="-0.716cm" svg:width="5.983cm" svg:height="1.148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32"><draw:frame draw:style-name="fr1" draw:name="Объект18" text:anchor-type="as-char" svg:y="-0.815cm" svg:width="5.904cm" svg:height="1.247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4">Используя значение <draw:frame draw:style-name="fr2" draw:name="Объект19" text:anchor-type="as-char" svg:width="0.466cm" svg:height="0.534cm" draw:z-index="17"><draw:object xlink:href="./Object 10" xlink:type="simple" xlink:show="embed" xlink:actuate="onLoad"/><draw:image xlink:href="./ObjectReplacements/Object 10" xlink:type="simple" xlink:show="embed" xlink:actuate="onLoad"/><svg:desc>формула</svg:desc></draw:frame><text:s/>вычислим максимальное значение плотности распределения:</text:p>
      <text:p text:style-name="P35"><draw:frame draw:style-name="fr1" draw:name="Объект20" text:anchor-type="as-char" svg:y="-0.621cm" svg:width="4.374cm" svg:height="1.041cm" draw:z-index="18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5"/>
      <text:p text:style-name="P13">Таблица <text:sequence text:ref-name="refTable0" text:name="Table" text:formula="ooow:Table+1" style:num-format="1">2</text:sequence><text:s/>- Данные для построения гистограмм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6" loext:marker-style-name="T20"><text:span text:style-name="T18">Границы интервалов, с</text:span></text:p>
          </table:table-cell>
          <table:table-cell table:style-name="Таблица5.A1" office:value-type="string">
            <text:p text:style-name="P36" loext:marker-style-name="T20"><draw:frame draw:style-name="fr2" draw:name="Объект43" text:anchor-type="as-char" svg:width="0.679cm" svg:height="0.471cm" draw:z-index="29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6" loext:marker-style-name="T19"><draw:frame draw:style-name="fr2" draw:name="Объект44" text:anchor-type="as-char" svg:width="1.695cm" svg:height="1.004cm" draw:z-index="3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6" loext:marker-style-name="T19"><draw:frame draw:style-name="fr2" draw:name="Объект45" text:anchor-type="as-char" svg:width="0.568cm" svg:height="0.471cm" draw:z-index="3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5.E1" office:value-type="string">
            <text:p text:style-name="P36" loext:marker-style-name="T19"><draw:frame draw:style-name="fr2" draw:name="Объект46" text:anchor-type="as-char" svg:width="0.982cm" svg:height="0.531cm" draw:z-index="3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Таблица5.1">
          <table:table-cell table:style-name="Таблица5.A2" office:value-type="string">
            <text:p text:style-name="P37" loext:marker-style-name="T20"><text:span text:style-name="T21">2.41</text:span></text:p>
          </table:table-cell>
          <table:table-cell table:style-name="Таблица5.A2" table:number-rows-spanned="2" office:value-type="string">
            <text:p text:style-name="P38" loext:marker-style-name="T20"><text:span text:style-name="T21">1</text:span></text:p>
          </table:table-cell>
          <table:table-cell table:style-name="Таблица5.A2" table:number-rows-spanned="2" office:value-type="string">
            <text:p text:style-name="P38" loext:marker-style-name="T20"><text:span text:style-name="T38">0.15</text:span></text:p>
          </table:table-cell>
          <table:table-cell table:style-name="Таблица5.A2" table:number-rows-spanned="2" office:value-type="string">
            <text:p text:style-name="P39" loext:marker-style-name="T20"><text:span text:style-name="T21">2.48</text:span></text:p>
          </table:table-cell>
          <table:table-cell table:style-name="Таблица5.E2" table:number-rows-spanned="2" office:value-type="string">
            <text:p text:style-name="P40" loext:marker-style-name="T20"><text:span text:style-name="T21">0.08</text:span></text:p>
          </table:table-cell>
        </table:table-row>
        <table:table-row table:style-name="Таблица5.3">
          <table:table-cell table:style-name="Таблица5.A2" office:value-type="string">
            <text:p text:style-name="P37" loext:marker-style-name="T20"><text:span text:style-name="T21">2.54</text:span></text:p>
          </table:table-cell>
          <table:covered-table-cell table:style-name="Таблица5.B3"/>
          <table:covered-table-cell table:style-name="Таблица5.C3"/>
          <table:covered-table-cell table:style-name="Таблица5.D3"/>
          <table:covered-table-cell table:style-name="Таблица5.E3"/>
        </table:table-row>
        <table:table-row table:style-name="Таблица5.1">
          <table:table-cell table:style-name="Таблица5.A2" office:value-type="string">
            <text:p text:style-name="P37" loext:marker-style-name="T20"><text:span text:style-name="T21">2.54</text:span></text:p>
          </table:table-cell>
          <table:table-cell table:style-name="Таблица5.A2" table:number-rows-spanned="2" office:value-type="string">
            <text:p text:style-name="P38" loext:marker-style-name="T20"><text:span text:style-name="T21">2</text:span></text:p>
          </table:table-cell>
          <table:table-cell table:style-name="Таблица5.A2" table:number-rows-spanned="2" office:value-type="string">
            <text:p text:style-name="P38" loext:marker-style-name="T20"><text:span text:style-name="T38">0.31</text:span></text:p>
          </table:table-cell>
          <table:table-cell table:style-name="Таблица5.A2" table:number-rows-spanned="2" office:value-type="string">
            <text:p text:style-name="P39" loext:marker-style-name="T18"><text:span text:style-name="T21">2.61</text:span></text:p>
          </table:table-cell>
          <table:table-cell table:style-name="Таблица5.E2" table:number-rows-spanned="2" office:value-type="string">
            <text:p text:style-name="P40" loext:marker-style-name="T18"><text:span text:style-name="T21">0.05</text:span></text:p>
          </table:table-cell>
        </table:table-row>
        <table:table-row table:style-name="Таблица5.3">
          <table:table-cell table:style-name="Таблица5.A2" office:value-type="string">
            <text:p text:style-name="P37" loext:marker-style-name="T20"><text:span text:style-name="T21">2.67</text:span></text:p>
          </table:table-cell>
          <table:covered-table-cell table:style-name="Таблица5.B5"/>
          <table:covered-table-cell table:style-name="Таблица5.C5"/>
          <table:covered-table-cell table:style-name="Таблица5.D5"/>
          <table:covered-table-cell table:style-name="Таблица5.E5"/>
        </table:table-row>
        <table:table-row table:style-name="Таблица5.1">
          <table:table-cell table:style-name="Таблица5.A2" office:value-type="string">
            <text:p text:style-name="P37" loext:marker-style-name="T20"><text:span text:style-name="T21">2.67</text:span></text:p>
          </table:table-cell>
          <table:table-cell table:style-name="Таблица5.A2" table:number-rows-spanned="2" office:value-type="string">
            <text:p text:style-name="P38" loext:marker-style-name="T20"><text:span text:style-name="T21">15</text:span></text:p>
          </table:table-cell>
          <table:table-cell table:style-name="Таблица5.A2" table:number-rows-spanned="2" office:value-type="string">
            <text:p text:style-name="P38" loext:marker-style-name="T20"><text:span text:style-name="T38">2.31</text:span></text:p>
          </table:table-cell>
          <table:table-cell table:style-name="Таблица5.A2" table:number-rows-spanned="2" office:value-type="string">
            <text:p text:style-name="P39" loext:marker-style-name="T18"><text:span text:style-name="T21">2.74</text:span></text:p>
          </table:table-cell>
          <table:table-cell table:style-name="Таблица5.E2" table:number-rows-spanned="2" office:value-type="string">
            <text:p text:style-name="P40" loext:marker-style-name="T18"><text:span text:style-name="T21">1.58</text:span></text:p>
          </table:table-cell>
        </table:table-row>
        <table:table-row table:style-name="Таблица5.3">
          <table:table-cell table:style-name="Таблица5.A2" office:value-type="string">
            <text:p text:style-name="P37" loext:marker-style-name="T20"><text:span text:style-name="T21">2.80</text:span></text:p>
          </table:table-cell>
          <table:covered-table-cell table:style-name="Таблица5.B7"/>
          <table:covered-table-cell table:style-name="Таблица5.C7"/>
          <table:covered-table-cell table:style-name="Таблица5.D7"/>
          <table:covered-table-cell table:style-name="Таблица5.E7"/>
        </table:table-row>
        <table:table-row table:style-name="Таблица5.1">
          <table:table-cell table:style-name="Таблица5.A2" office:value-type="string">
            <text:p text:style-name="P37" loext:marker-style-name="T20"><text:span text:style-name="T21">2.80</text:span></text:p>
          </table:table-cell>
          <table:table-cell table:style-name="Таблица5.A2" table:number-rows-spanned="2" office:value-type="string">
            <text:p text:style-name="P38" loext:marker-style-name="T20"><text:span text:style-name="T21">26</text:span></text:p>
          </table:table-cell>
          <table:table-cell table:style-name="Таблица5.A2" table:number-rows-spanned="2" office:value-type="string">
            <text:p text:style-name="P38" loext:marker-style-name="T20"><text:span text:style-name="T38">4.00</text:span></text:p>
          </table:table-cell>
          <table:table-cell table:style-name="Таблица5.A2" table:number-rows-spanned="2" office:value-type="string">
            <text:p text:style-name="P39" loext:marker-style-name="T18"><text:span text:style-name="T21">2.87</text:span></text:p>
          </table:table-cell>
          <table:table-cell table:style-name="Таблица5.E2" table:number-rows-spanned="2" office:value-type="string">
            <text:p text:style-name="P40" loext:marker-style-name="T18"><text:span text:style-name="T21">2.51</text:span></text:p>
          </table:table-cell>
        </table:table-row>
        <table:table-row table:style-name="Таблица5.3">
          <table:table-cell table:style-name="Таблица5.A2" office:value-type="string">
            <text:p text:style-name="P37" loext:marker-style-name="T20"><text:span text:style-name="T21">2.93</text:span></text:p>
          </table:table-cell>
          <table:covered-table-cell table:style-name="Таблица5.B9"/>
          <table:covered-table-cell table:style-name="Таблица5.C9"/>
          <table:covered-table-cell table:style-name="Таблица5.D9"/>
          <table:covered-table-cell table:style-name="Таблица5.E9"/>
        </table:table-row>
        <table:table-row table:style-name="Таблица5.1">
          <table:table-cell table:style-name="Таблица5.A2" office:value-type="string">
            <text:p text:style-name="P37" loext:marker-style-name="T20"><text:span text:style-name="T21">2.93</text:span></text:p>
          </table:table-cell>
          <table:table-cell table:style-name="Таблица5.A2" table:number-rows-spanned="2" office:value-type="string">
            <text:p text:style-name="P38" loext:marker-style-name="T20"><text:span text:style-name="T21">3</text:span></text:p>
          </table:table-cell>
          <table:table-cell table:style-name="Таблица5.A2" table:number-rows-spanned="2" office:value-type="string">
            <text:p text:style-name="P38" loext:marker-style-name="T20"><text:span text:style-name="T38">0.46</text:span></text:p>
          </table:table-cell>
          <table:table-cell table:style-name="Таблица5.A2" table:number-rows-spanned="2" office:value-type="string">
            <text:p text:style-name="P39" loext:marker-style-name="T18"><text:span text:style-name="T21">3.00</text:span></text:p>
          </table:table-cell>
          <table:table-cell table:style-name="Таблица5.E2" table:number-rows-spanned="2" office:value-type="string">
            <text:p text:style-name="P40" loext:marker-style-name="T18"><text:span text:style-name="T21">2.01</text:span></text:p>
          </table:table-cell>
        </table:table-row>
        <table:table-row table:style-name="Таблица5.11">
          <table:table-cell table:style-name="Таблица5.A2" office:value-type="string">
            <text:p text:style-name="P37" loext:marker-style-name="T20"><text:span text:style-name="T21">3.06</text:span></text:p>
          </table:table-cell>
          <table:covered-table-cell table:style-name="Таблица5.B11"/>
          <table:covered-table-cell table:style-name="Таблица5.C11"/>
          <table:covered-table-cell table:style-name="Таблица5.D11"/>
          <table:covered-table-cell table:style-name="Таблица5.E11"/>
        </table:table-row>
        <table:table-row table:style-name="Таблица5.1">
          <table:table-cell table:style-name="Таблица5.A2" office:value-type="string">
            <text:p text:style-name="P37" loext:marker-style-name="T20"><text:span text:style-name="T21">3.06</text:span></text:p>
          </table:table-cell>
          <table:table-cell table:style-name="Таблица5.A2" table:number-rows-spanned="2" office:value-type="string">
            <text:p text:style-name="P41" loext:marker-style-name="T20"><text:span text:style-name="T21">2</text:span></text:p>
          </table:table-cell>
          <table:table-cell table:style-name="Таблица5.A2" table:number-rows-spanned="2" office:value-type="string">
            <text:p text:style-name="P38" loext:marker-style-name="T20"><text:span text:style-name="T38">0.31</text:span></text:p>
          </table:table-cell>
          <table:table-cell table:style-name="Таблица5.A2" table:number-rows-spanned="2" office:value-type="string">
            <text:p text:style-name="P39" loext:marker-style-name="T18"><text:span text:style-name="T21">3.13</text:span></text:p>
          </table:table-cell>
          <table:table-cell table:style-name="Таблица5.E2" table:number-rows-spanned="2" office:value-type="string">
            <text:p text:style-name="P40" loext:marker-style-name="T18"><text:span text:style-name="T21">0.82</text:span></text:p>
          </table:table-cell>
        </table:table-row>
        <table:table-row table:style-name="Таблица5.3">
          <table:table-cell table:style-name="Таблица5.A2" office:value-type="string">
            <text:p text:style-name="P37" loext:marker-style-name="T20"><text:span text:style-name="T21">3.19</text:span></text:p>
          </table:table-cell>
          <table:covered-table-cell table:style-name="Таблица5.B13"/>
          <table:covered-table-cell table:style-name="Таблица5.C13"/>
          <table:covered-table-cell table:style-name="Таблица5.D13"/>
          <table:covered-table-cell table:style-name="Таблица5.E13"/>
        </table:table-row>
        <table:table-row table:style-name="Таблица5.1">
          <table:table-cell table:style-name="Таблица5.A2" office:value-type="string">
            <text:p text:style-name="P37" loext:marker-style-name="T20"><text:span text:style-name="T21">3.19</text:span></text:p>
          </table:table-cell>
          <table:table-cell table:style-name="Таблица5.A2" table:number-rows-spanned="2" office:value-type="string">
            <text:p text:style-name="P38" loext:marker-style-name="T20"><text:span text:style-name="T21">1</text:span></text:p>
          </table:table-cell>
          <table:table-cell table:style-name="Таблица5.A2" table:number-rows-spanned="2" office:value-type="string">
            <text:p text:style-name="P38" loext:marker-style-name="T20"><text:span text:style-name="T38">0.15</text:span></text:p>
          </table:table-cell>
          <table:table-cell table:style-name="Таблица5.A2" table:number-rows-spanned="2" office:value-type="string">
            <text:p text:style-name="P39" loext:marker-style-name="T20"><text:span text:style-name="T21">3.26</text:span></text:p>
          </table:table-cell>
          <table:table-cell table:style-name="Таблица5.E2" table:number-rows-spanned="2" office:value-type="string">
            <text:p text:style-name="P40" loext:marker-style-name="T20"><text:span text:style-name="T21">0.17</text:span></text:p>
          </table:table-cell>
        </table:table-row>
        <table:table-row table:style-name="Таблица5.3">
          <table:table-cell table:style-name="Таблица5.A2" office:value-type="string">
            <text:p text:style-name="P37" loext:marker-style-name="T20"><text:span text:style-name="T21">3.32</text:span></text:p>
          </table:table-cell>
          <table:covered-table-cell table:style-name="Таблица5.B15"/>
          <table:covered-table-cell table:style-name="Таблица5.C15"/>
          <table:covered-table-cell table:style-name="Таблица5.D15"/>
          <table:covered-table-cell table:style-name="Таблица5.E15"/>
        </table:table-row>
      </table:table>
      <text:p text:style-name="P42"/>
      <text:p text:style-name="P12"><text:span text:style-name="T39">9</text:span><text:span text:style-name="T40">. Расчет погрешностей измерений (</text:span><text:span text:style-name="T41">для прямых и косвенных измерений</text:span><text:span text:style-name="T40">).</text:span></text:p>
      <text:p text:style-name="Standard"/>
      <text:p text:style-name="P5">1<text:span text:style-name="T16">0</text:span>. Графики (<text:span text:style-name="T17">перечень графиков, которые составляют Приложение 2</text:span>).</text:p>
      <text:p text:style-name="Standard"/>
      <text:p text:style-name="Standard"><text:span text:style-name="T40">1</text:span><text:span text:style-name="T39">1</text:span><text:span text:style-name="T40">. Окончательные результаты.</text:span></text:p>
      <text:p text:style-name="Standard"/>
      <text:p text:style-name="P43"><text:span text:style-name="T40">1</text:span><text:span text:style-name="T39">2</text:span><text:span text:style-name="T40">. Выводы и анализ результатов работы.</text:span></text:p>
      <text:p text:style-name="P44"><text:span text:style-name="T40"/></text:p>
      <text:p text:style-name="P44">14. Дополнительные задания.</text:p>
      <text:p text:style-name="Standard"><text:soft-page-break/></text:p>
      <text:p text:style-name="Standard"><text:span text:style-name="T40">15. Выполнение дополнительных заданий.</text:span></text:p>
      <text:p text:style-name="Standard"/>
      <text:p text:style-name="P5">16. Замечания преподавателя (<text:span text:style-name="T17">исправления, вызванные замечаниями преподавателя, также помещают в этот пункт</text:span>).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5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6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3"><draw:text-box fo:min-height="0.041cm" fo:min-width="0.041cm"><text:p text:style-name="MP5"><text:span text:style-name="Page_20_Number"><text:page-number text:select-page="current">3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4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20</meta:editing-cycles>
    <meta:print-date>2023-02-24T17:59:00</meta:print-date>
    <meta:creation-date>2022-04-18T18:09:00</meta:creation-date>
    <dc:date>2025-09-11T03:42:36.185614823</dc:date>
    <meta:editing-duration>PT1H33M20S</meta:editing-duration>
    <meta:generator>LibreOffice/25.2.5.2$Linux_X86_64 LibreOffice_project/520$Build-2</meta:generator>
    <meta:document-statistic meta:table-count="5" meta:image-count="1" meta:object-count="33" meta:page-count="5" meta:paragraph-count="322" meta:word-count="585" meta:character-count="3545" meta:non-whitespace-character-count="3223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σ</mi>
        <mrow>
          <mo fence="true" form="prefix" stretchy="true">⟨</mo>
          <mrow>
            <mi>b</mi>
          </mrow>
          <mo fence="true" form="postfix" stretchy="true">⟩</mo>
        </mrow>
      </msub>
      <mo stretchy="false">=</mo>
      <msqrt>
        <mrow>
          <mfrac>
            <mn>1</mn>
            <mrow>
              <mi>N</mi>
              <mrow>
                <mo fence="true" form="prefix" stretchy="true">(</mo>
                <mrow>
                  <mrow>
                    <mi>N</mi>
                    <mo stretchy="false">−</mo>
                    <mn>1</mn>
                  </mrow>
                </mrow>
                <mo fence="true" form="postfix" stretchy="true">)</mo>
              </mrow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true">(</mo>
                <mrow>
                  <mrow>
                    <msub>
                      <mi>b</mi>
                      <mi>i</mi>
                    </msub>
                    <mo stretchy="false">−</mo>
                    <msub>
                      <mrow>
                        <mo fence="true" form="prefix" stretchy="true">⟨</mo>
                        <mrow>
                          <mi>b</mi>
                        </mrow>
                        <mo fence="true" form="postfix" stretchy="true">⟩</mo>
                      </mrow>
                      <mi>N</mi>
                    </msub>
                  </mrow>
                </mrow>
                <mo fence="true" form="postfix" stretchy="true">)</mo>
              </mrow>
              <mn>2</mn>
            </msup>
          </mrow>
        </mrow>
      </msqrt>
    </mrow>
    <annotation encoding="StarMath 5.0">{σ} rsub {left langle b right rangle} = sqrt {{1} over {N left (N-1 right )} sum from {i=1} to {N} {{left ({b} rsub {i} - {left langle b right rangle} rsub {N} right )} ^ {2}}}</annotation>
  </semantics>
</math>
</file>

<file path=Object 10/content.xml><?xml version="1.0" encoding="utf-8"?>
<math xmlns="http://www.w3.org/1998/Math/MathML" display="block">
  <semantics>
    <msub>
      <mi>σ</mi>
      <mi>N</mi>
    </msub>
    <annotation encoding="StarMath 5.0">{σ} rsub {N}</annotation>
  </semantics>
</math>
</file>

<file path=Object 11/content.xml><?xml version="1.0" encoding="utf-8"?>
<math xmlns="http://www.w3.org/1998/Math/MathML" display="block">
  <semantics>
    <mrow>
      <mrow>
        <msub>
          <mi>ρ</mi>
          <mi mathvariant="italic">max</mi>
        </msub>
        <mo stretchy="false">=</mo>
        <mfrac>
          <mn>1</mn>
          <mrow>
            <mn>0.38</mn>
            <msqrt>
              <mrow>
                <mn>2</mn>
                <mi>π</mi>
              </mrow>
            </msqrt>
          </mrow>
        </mfrac>
      </mrow>
      <mi>≈</mi>
      <mn>2.53</mn>
      <msup>
        <mi>c</mi>
        <mrow>
          <mo stretchy="false">−</mo>
          <mn>1</mn>
        </mrow>
      </msup>
    </mrow>
    <annotation encoding="StarMath 5.0">{ρ} rsub {max}  =   {1} over {0.38 sqrt {2π }} ≈  2.53  {c} ^ {- 1}</annotation>
  </semantics>
</math>
</file>

<file path=Object 12/content.xml><?xml version="1.0" encoding="utf-8"?>
<math xmlns="http://www.w3.org/1998/Math/MathML" display="block">
  <semantics>
    <mrow>
      <mrow>
        <msub>
          <mi>t</mi>
          <mi mathvariant="italic">min</mi>
        </msub>
        <mo stretchy="false">=</mo>
        <mn>2.41</mn>
      </mrow>
      <mi>с</mi>
    </mrow>
    <annotation encoding="StarMath 5.0">{t} rsub {min} = 2.41 с</annotation>
  </semantics>
</math>
</file>

<file path=Object 13/content.xml><?xml version="1.0" encoding="utf-8"?>
<math xmlns="http://www.w3.org/1998/Math/MathML" display="block">
  <semantics>
    <msub>
      <mi>t</mi>
      <mi mathvariant="italic">max</mi>
    </msub>
    <annotation encoding="StarMath 5.0">{t } rsub {max}</annotation>
  </semantics>
</math>
</file>

<file path=Object 14/content.xml><?xml version="1.0" encoding="utf-8"?>
<math xmlns="http://www.w3.org/1998/Math/MathML" display="block">
  <semantics>
    <msub>
      <mi>t</mi>
      <mi mathvariant="italic">min</mi>
    </msub>
    <annotation encoding="StarMath 5.0">{t } rsub {min}</annotation>
  </semantics>
</math>
</file>

<file path=Object 15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=</mo>
        <mn>3.45</mn>
      </mrow>
      <mi>с</mi>
    </mrow>
    <annotation encoding="StarMath 5.0">{t} rsub {max} = 3.45 с</annotation>
  </semantics>
</math>
</file>

<file path=Object 16/content.xml><?xml version="1.0" encoding="utf-8"?>
<math xmlns="http://www.w3.org/1998/Math/MathML" display="block">
  <semantics>
    <mrow>
      <mo fence="true" form="prefix" stretchy="true">[</mo>
      <mrow>
        <mrow>
          <msub>
            <mi>t</mi>
            <mi mathvariant="italic">min</mi>
          </msub>
          <mi>,</mi>
          <msub>
            <mi>t</mi>
            <mi mathvariant="italic">max</mi>
          </msub>
        </mrow>
      </mrow>
      <mo fence="true" form="postfix" stretchy="true">]</mo>
    </mrow>
    <annotation encoding="StarMath 5.0">left [{t} rsub {min} , {t} rsub {max} right ]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>
  <semantics>
    <mrow>
      <mi>Δ</mi>
      <mi>t</mi>
    </mrow>
    <annotation encoding="StarMath 5.0">Δ t</annotation>
  </semantics>
</math>
</file>

<file path=Object 19/content.xml><?xml version="1.0" encoding="utf-8"?>
<math xmlns="http://www.w3.org/1998/Math/MathML" display="block">
  <semantics>
    <mrow>
      <mi>m</mi>
      <mi>≈</mi>
      <msqrt>
        <mn>50</mn>
      </msqrt>
      <mi>≈</mi>
      <mn>7</mn>
    </mrow>
    <annotation encoding="StarMath 5.0">m ≈ sqrt {50} ≈7</annotation>
  </semantics>
</math>
</file>

<file path=Object 2/content.xml><?xml version="1.0" encoding="utf-8"?>
<math xmlns="http://www.w3.org/1998/Math/MathML" display="block">
  <semantics>
    <mrow>
      <mrow>
        <msub>
          <mrow>
            <mo fence="true" form="prefix" stretchy="true">⟨</mo>
            <mrow>
              <mi>t</mi>
            </mrow>
            <mo fence="true" form="postfix" stretchy="true">⟩</mo>
          </mrow>
          <mi>N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b</mi>
          <mi>i</mi>
        </msub>
      </mrow>
    </mrow>
    <annotation encoding="StarMath 5.0">{left langle t right rangle } rsub {N}  =  {1} over {N}   sum from {i=1} to {N} {{b} rsub {i}}</annotation>
  </semantics>
</math>
</file>

<file path=Object 20/content.xml><?xml version="1.0" encoding="utf-8"?>
<math xmlns="http://www.w3.org/1998/Math/MathML" display="block">
  <semantics>
    <mrow>
      <mrow>
        <msub>
          <mi>t</mi>
          <mi mathvariant="italic">кон</mi>
        </msub>
        <mo stretchy="false">=</mo>
        <mrow>
          <msub>
            <mi>t</mi>
            <mi mathvariant="italic">нач</mi>
          </msub>
          <mo stretchy="false">+</mo>
          <mi mathvariant="italic">Δt</mi>
        </mrow>
        <mo stretchy="false">=</mo>
        <mrow>
          <mn>9,1</mn>
          <mo stretchy="false">+</mo>
          <mn>4,7</mn>
        </mrow>
        <mo stretchy="false">=</mo>
        <mn>13,8</mn>
      </mrow>
      <mi>с</mi>
    </mrow>
    <annotation encoding="StarMath 5.0">{t} rsub {кон} = {t} rsub {нач} + Δt = 9,1 + 4,7 = 13,8 с</annotation>
  </semantics>
</math>
</file>

<file path=Object 21/content.xml><?xml version="1.0" encoding="utf-8"?>
<math xmlns="http://www.w3.org/1998/Math/MathML" display="block">
  <semantics>
    <mrow>
      <mrow>
        <mi mathvariant="italic">Δt</mi>
        <mo stretchy="false">=</mo>
        <mfrac>
          <mrow>
            <msub>
              <mi>t</mi>
              <mi mathvariant="italic">max</mi>
            </msub>
            <mo stretchy="false">−</mo>
            <msub>
              <mi>t</mi>
              <mi mathvariant="italic">min</mi>
            </msub>
          </mrow>
          <mi>m</mi>
        </mfrac>
        <mo stretchy="false">=</mo>
        <mfrac>
          <mrow>
            <mn>3.45</mn>
            <mo stretchy="false">−</mo>
            <mn>2.41</mn>
          </mrow>
          <mn>7</mn>
        </mfrac>
        <mo stretchy="false">=</mo>
        <mn>0,13</mn>
      </mrow>
      <mi>с</mi>
    </mrow>
    <annotation encoding="StarMath 5.0">Δt = {{t} rsub {max} - {t} rsub {min}} over {m} = {3.45- 2.41} over {7} = 0,13  с</annotation>
  </semantics>
</math>
</file>

<file path=Object 22/content.xml><?xml version="1.0" encoding="utf-8"?>
<math xmlns="http://www.w3.org/1998/Math/MathML" display="block">
  <semantics>
    <mrow>
      <msub>
        <mi>t</mi>
        <mi>i</mi>
      </msub>
      <mi>,</mi>
      <mi>с</mi>
    </mrow>
    <annotation encoding="StarMath 5.0">{t} rsub {i} ,  с</annotation>
  </semantics>
</math>
</file>

<file path=Object 23/content.xml><?xml version="1.0" encoding="utf-8"?>
<math xmlns="http://www.w3.org/1998/Math/MathML" display="block">
  <semantics>
    <mrow>
      <mi>∆</mi>
      <mi>N</mi>
    </mrow>
    <annotation encoding="StarMath 5.0">∆N</annotation>
  </semantics>
</math>
</file>

<file path=Object 24/content.xml><?xml version="1.0" encoding="utf-8"?>
<math xmlns="http://www.w3.org/1998/Math/MathML" display="block">
  <semantics>
    <mrow>
      <mfrac>
        <mrow>
          <mi>∆</mi>
          <mi>N</mi>
        </mrow>
        <mrow>
          <mi>N</mi>
          <mi>∆</mi>
          <mi>t</mi>
        </mrow>
      </mfrac>
      <mi>,</mi>
      <msup>
        <mi>с</mi>
        <mrow>
          <mo stretchy="false">−</mo>
          <mn>1</mn>
        </mrow>
      </msup>
    </mrow>
    <annotation encoding="StarMath 5.0">{∆N} over {N∆t} ,  {с} ^ {-1}</annotation>
  </semantics>
</math>
</file>

<file path=Object 25/content.xml><?xml version="1.0" encoding="utf-8"?>
<math xmlns="http://www.w3.org/1998/Math/MathML" display="block">
  <semantics>
    <mrow>
      <mi>t</mi>
      <mi>,</mi>
      <mi>с</mi>
    </mrow>
    <annotation encoding="StarMath 5.0">t , с</annotation>
  </semantics>
</math>
</file>

<file path=Object 26/content.xml><?xml version="1.0" encoding="utf-8"?>
<math xmlns="http://www.w3.org/1998/Math/MathML" display="block">
  <semantics>
    <mrow>
      <mi>ρ</mi>
      <mi>,</mi>
      <msup>
        <mi>с</mi>
        <mrow>
          <mo stretchy="false">−</mo>
          <mn>1</mn>
        </mrow>
      </msup>
    </mrow>
    <annotation encoding="StarMath 5.0">ρ,  {с} ^ {-1}</annotation>
  </semantics>
</math>
</file>

<file path=Object 27/content.xml><?xml version="1.0" encoding="utf-8"?>
<math xmlns="http://www.w3.org/1998/Math/MathML" display="block">
  <semantics>
    <mrow>
      <msub>
        <mi>t</mi>
        <msub>
          <mi mathvariant="italic">нач</mi>
          <mi>i</mi>
        </msub>
      </msub>
      <mo stretchy="false">=</mo>
      <msub>
        <mi>t</mi>
        <msub>
          <mi mathvariant="italic">кон</mi>
          <mrow>
            <mi>i</mi>
            <mo stretchy="false">−</mo>
            <mn>1</mn>
          </mrow>
        </msub>
      </msub>
    </mrow>
    <annotation encoding="StarMath 5.0">{t} rsub {{нач} rsub {i}} = {t} rsub {{кон} rsub {i-1}}</annotation>
  </semantics>
</math>
</file>

<file path=Object 28/content.xml><?xml version="1.0" encoding="utf-8"?>
<math xmlns="http://www.w3.org/1998/Math/MathML" display="block">
  <semantics>
    <mrow>
      <msub>
        <mi>t</mi>
        <msub>
          <mi mathvariant="italic">кон</mi>
          <mi>i</mi>
        </msub>
      </msub>
      <mo stretchy="false">=</mo>
      <mrow>
        <msub>
          <mi>t</mi>
          <msub>
            <mi mathvariant="italic">кон</mi>
            <mi>i</mi>
          </msub>
        </msub>
        <mo stretchy="false">+</mo>
        <mi mathvariant="italic">Δd</mi>
      </mrow>
    </mrow>
    <annotation encoding="StarMath 5.0">{t} rsub {{кон} rsub {i}} = {t} rsub {{кон} rsub {i}} + Δd</annotation>
  </semantics>
</math>
</file>

<file path=Object 29/content.xml><?xml version="1.0" encoding="utf-8"?>
<math xmlns="http://www.w3.org/1998/Math/MathML" display="block">
  <semantics>
    <mrow>
      <mrow>
        <msub>
          <mi>t</mi>
          <mi mathvariant="italic">нач</mi>
        </msub>
        <mo stretchy="false">=</mo>
        <mn>2.41</mn>
      </mrow>
      <mi>с</mi>
    </mrow>
    <annotation encoding="StarMath 5.0">{t} rsub {нач} = 2.41  с</annotation>
  </semantics>
</math>
</file>

<file path=Object 3/content.xml><?xml version="1.0" encoding="utf-8"?>
<math xmlns="http://www.w3.org/1998/Math/MathML" display="block">
  <semantics>
    <mrow>
      <mi>D</mi>
      <mo stretchy="false">(</mo>
      <mi>b</mi>
      <mrow>
        <mo stretchy="false">)</mo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true">(</mo>
            <mrow>
              <mrow>
                <msub>
                  <mi>b</mi>
                  <mi>i</mi>
                </msub>
                <mo stretchy="false">−</mo>
                <msub>
                  <mrow>
                    <mo fence="true" form="prefix" stretchy="true">⟨</mo>
                    <mrow>
                      <mi>b</mi>
                    </mrow>
                    <mo fence="true" form="postfix" stretchy="true">⟩</mo>
                  </mrow>
                  <mi>N</mi>
                </msub>
              </mrow>
            </mrow>
            <mo fence="true" form="postfix" stretchy="true">)</mo>
          </mrow>
          <mn>2</mn>
        </msup>
      </mrow>
    </mrow>
    <annotation encoding="StarMath 5.0">D\( b \)= {1} over {N -1} sum from {i =1} to {N} {{left ({b} rsub {i} - {left langle b right rangle} rsub {N} right )} ^ {2}}</annotation>
  </semantics>
</math>
</file>

<file path=Object 30/content.xml><?xml version="1.0" encoding="utf-8"?>
<math xmlns="http://www.w3.org/1998/Math/MathML" display="block">
  <semantics>
    <mrow>
      <msub>
        <mi>ρ</mi>
        <mi>i</mi>
      </msub>
      <mo stretchy="false">=</mo>
      <mfrac>
        <msub>
          <mi mathvariant="italic">ΔN</mi>
          <mi>i</mi>
        </msub>
        <mrow>
          <mi>N</mi>
          <mi mathvariant="italic">Δt</mi>
        </mrow>
      </mfrac>
    </mrow>
    <annotation encoding="StarMath 5.0">{ρ} rsub {i} = {{ΔN} rsub {i}} over {N {Δt}}</annotation>
  </semantics>
</math>
</file>

<file path=Object 31/content.xml><?xml version="1.0" encoding="utf-8"?>
<math xmlns="http://www.w3.org/1998/Math/MathML" display="block">
  <semantics>
    <mrow>
      <mrow>
        <msub>
          <mi>ρ</mi>
          <mn>1</mn>
        </msub>
        <mo stretchy="false">=</mo>
        <mfrac>
          <msub>
            <mi mathvariant="italic">ΔN</mi>
            <mn>1</mn>
          </msub>
          <mrow>
            <mi>N</mi>
            <mi mathvariant="italic">Δt</mi>
          </mrow>
        </mfrac>
        <mo stretchy="false">=</mo>
        <mfrac>
          <mn>1</mn>
          <mrow>
            <mn>50</mn>
            <mi>∙</mi>
            <mn>0.13</mn>
          </mrow>
        </mfrac>
        <mo stretchy="false">=</mo>
        <mn>0,15</mn>
      </mrow>
      <msup>
        <mi>с</mi>
        <mrow>
          <mo stretchy="false">−</mo>
          <mn>1</mn>
        </mrow>
      </msup>
    </mrow>
    <annotation encoding="StarMath 5.0">{ρ} rsub {1} = {ΔN} rsub {1} over {N Δt} = {1} over {50∙0.13} = 0,15  {с}^{-1}</annotation>
  </semantics>
</math>
</file>

<file path=Object 32/content.xml><?xml version="1.0" encoding="utf-8"?>
<math xmlns="http://www.w3.org/1998/Math/MathML" display="block">
  <semantics>
    <mrow>
      <mrow>
        <msub>
          <mi>t</mi>
          <mi>i</mi>
        </msub>
        <mo stretchy="false">−</mo>
        <msub>
          <mrow>
            <mo fence="true" form="prefix" stretchy="true">⟨</mo>
            <mrow>
              <mi>t</mi>
            </mrow>
            <mo fence="true" form="postfix" stretchy="true">⟩</mo>
          </mrow>
          <mi>N</mi>
        </msub>
      </mrow>
      <mi>,</mi>
      <mi>c</mi>
    </mrow>
    <annotation encoding="StarMath 5.0">t rsub i - left langle t right rangle rsub N , c</annotation>
  </semantics>
</math>
</file>

<file path=Object 3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sub>
                <mi>t</mi>
                <mi>i</mi>
              </msub>
              <mo stretchy="false">−</mo>
              <msub>
                <mrow>
                  <mo fence="true" form="prefix" stretchy="true">⟨</mo>
                  <mrow>
                    <mi>t</mi>
                  </mrow>
                  <mo fence="true" form="postfix" stretchy="true">⟩</mo>
                </mrow>
                <mi>N</mi>
              </msub>
            </mrow>
          </mrow>
          <mo fence="true" form="postfix" stretchy="false">)</mo>
        </mrow>
        <mn>2</mn>
      </msup>
      <mi>,</mi>
      <msup>
        <mi>c</mi>
        <mn>2</mn>
      </msup>
    </mrow>
    <annotation encoding="StarMath 5.0">(t rsub i - left langle t right rangle rsub N)^2 , c^2</annotation>
  </semantics>
</math>
</file>

<file path=Object 4/content.xml><?xml version="1.0" encoding="utf-8"?>
<math xmlns="http://www.w3.org/1998/Math/MathML" display="block">
  <semantics>
    <mrow>
      <msub>
        <mi>σ</mi>
        <mi>N</mi>
      </msub>
      <mo stretchy="false">=</mo>
      <msqrt>
        <mrow>
          <mfrac>
            <mn>1</mn>
            <mrow>
              <mi>N</mi>
              <mo stretchy="false">−</mo>
              <mn>1</mn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true">(</mo>
                <mrow>
                  <mrow>
                    <msub>
                      <mi>b</mi>
                      <mi>i</mi>
                    </msub>
                    <mo stretchy="false">−</mo>
                    <msub>
                      <mrow>
                        <mo fence="true" form="prefix" stretchy="true">⟨</mo>
                        <mrow>
                          <mi>b</mi>
                        </mrow>
                        <mo fence="true" form="postfix" stretchy="true">⟩</mo>
                      </mrow>
                      <mi>N</mi>
                    </msub>
                  </mrow>
                </mrow>
                <mo fence="true" form="postfix" stretchy="true">)</mo>
              </mrow>
              <mn>2</mn>
            </msup>
          </mrow>
        </mrow>
      </msqrt>
    </mrow>
    <annotation encoding="StarMath 5.0">{σ} rsub {N} = sqrt {{1} over {N -1} sum from {i = 1} to {N} {{left ({b} rsub {i} - {left langle b right rangle} rsub {N} right )} ^ {2}}}</annotation>
  </semantics>
</math>
</file>

<file path=Object 5/content.xml><?xml version="1.0" encoding="utf-8"?>
<math xmlns="http://www.w3.org/1998/Math/MathML" display="block">
  <semantics>
    <mrow>
      <msub>
        <mi>ρ</mi>
        <mi mathvariant="italic">max</mi>
      </msub>
      <mo stretchy="false">=</mo>
      <mfrac>
        <mn>1</mn>
        <mrow>
          <mi>σ</mi>
          <msqrt>
            <mrow>
              <mn>2</mn>
              <mi>π</mi>
            </mrow>
          </msqrt>
        </mrow>
      </mfrac>
    </mrow>
    <annotation encoding="StarMath 5.0">{ρ} rsub {max}  =   {1} over {σ sqrt {2π }}</annotation>
  </semantics>
</math>
</file>

<file path=Object 6/content.xml><?xml version="1.0" encoding="utf-8"?>
<math xmlns="http://www.w3.org/1998/Math/MathML" display="block">
  <semantics>
    <mrow>
      <mrow>
        <msub>
          <mrow>
            <mo fence="true" form="prefix" stretchy="true">⟨</mo>
            <mrow>
              <mi>t</mi>
            </mrow>
            <mo fence="true" form="postfix" stretchy="true">⟩</mo>
          </mrow>
          <mi>N</mi>
        </msub>
        <mo stretchy="false">=</mo>
        <mfrac>
          <mn>1</mn>
          <mn>50</mn>
        </mfrac>
      </mrow>
      <mrow>
        <munderover>
          <mo stretchy="false">∑</mo>
          <mrow>
            <mi>i</mi>
            <mo stretchy="false">=</mo>
            <mn>1</mn>
          </mrow>
          <mn>50</mn>
        </munderover>
        <msub>
          <mi>t</mi>
          <mi>i</mi>
        </msub>
      </mrow>
      <mi>≈</mi>
      <mn>2.89</mn>
      <mi>c</mi>
    </mrow>
    <annotation encoding="StarMath 5.0">{left langle t right rangle } rsub {N}  =  {1} over {50} sum from {i =1} to {50} {{t} rsub {i}} ≈ 2.89 c</annotation>
  </semantics>
</math>
</file>

<file path=Object 7/content.xml><?xml version="1.0" encoding="utf-8"?>
<math xmlns="http://www.w3.org/1998/Math/MathML" display="block">
  <semantics>
    <msub>
      <mrow>
        <mo fence="true" form="prefix" stretchy="true">⟨</mo>
        <mrow>
          <mi>t</mi>
        </mrow>
        <mo fence="true" form="postfix" stretchy="true">⟩</mo>
      </mrow>
      <mi>N</mi>
    </msub>
    <annotation encoding="StarMath 5.0">{left langle t right rangle } rsub {N}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frac>
          <mn>1</mn>
          <mrow>
            <mn>50</mn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n>50</mn>
        </munderover>
        <msup>
          <mrow>
            <mo fence="true" form="prefix" stretchy="true">(</mo>
            <mrow>
              <mrow>
                <msub>
                  <mi>t</mi>
                  <mi>i</mi>
                </msub>
                <mo stretchy="false">−</mo>
                <mn>2.89</mn>
              </mrow>
            </mrow>
            <mo fence="true" form="postfix" stretchy="true">)</mo>
          </mrow>
          <mn>2</mn>
        </msup>
      </mrow>
      <mi>≈</mi>
      <mn>0.15</mn>
      <msup>
        <mi>с</mi>
        <mn>2</mn>
      </msup>
    </mrow>
    <annotation encoding="StarMath 5.0">
D left (t right ) = {1} over {50 -1} sum from {i =1} to {50} {{left ({t} rsub {i} - 2.89 right )} ^ {2}} ≈ 0.15 с^{2}</annotation>
  </semantics>
</math>
</file>

<file path=Object 9/content.xml><?xml version="1.0" encoding="utf-8"?>
<math xmlns="http://www.w3.org/1998/Math/MathML" display="block">
  <semantics>
    <mrow>
      <mspace width="0.5em"/>
      <mrow>
        <msub>
          <mi>σ</mi>
          <mi>N</mi>
        </msub>
        <mo stretchy="false">=</mo>
        <msqrt>
          <mrow>
            <mfrac>
              <mn>1</mn>
              <mrow>
                <mn>50</mn>
                <mo stretchy="false">−</mo>
                <mn>1</mn>
              </mrow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n>50</mn>
              </munderover>
              <msup>
                <mrow>
                  <mo fence="true" form="prefix" stretchy="true">(</mo>
                  <mrow>
                    <mrow>
                      <msub>
                        <mi>t</mi>
                        <mi>i</mi>
                      </msub>
                      <mo stretchy="false">−</mo>
                      <mn>2.89</mn>
                    </mrow>
                  </mrow>
                  <mo fence="true" form="postfix" stretchy="true">)</mo>
                </mrow>
                <mn>2</mn>
              </msup>
            </mrow>
          </mrow>
        </msqrt>
      </mrow>
      <mi>≈</mi>
      <mn>0.38</mn>
      <mi>c</mi>
    </mrow>
    <annotation encoding="StarMath 5.0">`{σ} rsub {N} = sqrt {{1} over {50 -1} sum from {i =1} to {50} {{left ({t} rsub {i} - 2.89 right )} ^ {2}}} ≈ 0.38 c
</annotation>
  </semantics>
</math>
</file>